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afaf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.905cm" svg:x="1.635cm" svg:y="7.985cm">
          <text:p text:style-name="P1"><text:span text:style-name="T1">Tra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75cm" svg:height="1.905cm" svg:x="9.49cm" svg:y="7.986cm">
          <text:p text:style-name="P1"><text:span text:style-name="T1">Dev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4cm" svg:height="1.905cm" svg:x="13.305cm" svg:y="7.987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905cm" svg:x="1.635cm" svg:y="10.786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548cm" svg:y1="4.81cm" svg:x2="1.548cm" svg:y2="13.7cm">
          <text:p/>
        </draw:line>
        <draw:line draw:style-name="gr3" draw:text-style-name="P2" draw:layer="layout" svg:x1="13.177cm" svg:y1="4.81cm" svg:x2="13.177cm" svg:y2="13.7cm">
          <text:p/>
        </draw:line>
        <draw:frame draw:style-name="gr4" draw:text-style-name="P3" draw:layer="layout" svg:width="4.354cm" svg:height="1.038cm" svg:x="4.587cm" svg:y="4.81cm">
          <draw:text-box>
            <text:p text:style-name="P3">Known Data</text:p>
          </draw:text-box>
        </draw:frame>
        <draw:frame draw:style-name="gr4" draw:text-style-name="P3" draw:layer="layout" svg:width="5.146cm" svg:height="1.038cm" svg:x="13.087cm" svg:y="4.81cm">
          <draw:text-box>
            <text:p text:style-name="P3">Unknown Data</text:p>
          </draw:text-box>
        </draw:frame>
        <draw:line draw:style-name="gr3" draw:text-style-name="P2" draw:layer="layout" svg:x1="18.277cm" svg:y1="4.81cm" svg:x2="18.277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ri </meta:initial-creator>
    <meta:creation-date>2010-03-17T19:17:40</meta:creation-date>
    <dc:date>2010-03-17T19:28:16</dc:date>
    <dc:creator>Jari </dc:creator>
    <meta:editing-duration>PT00H10M39S</meta:editing-duration>
    <meta:editing-cycles>2</meta:editing-cycles>
    <meta:generator>OpenOffice.org/3.1$Linux OpenOffice.org_project/310m19$Build-9420</meta:generator>
    <meta:document-statistic meta:object-count="9"/>
  </office:meta>
</office:document-meta>
</file>